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30000011B9533759FD352D51B.png" manifest:media-type="image/png"/>
  <manifest:file-entry manifest:full-path="Pictures/100000010000020E0000007168BBFD9D8B18145D.png" manifest:media-type="image/png"/>
  <manifest:file-entry manifest:full-path="Pictures/1000000100000337000000F3614ACB6C99A9486F.png" manifest:media-type="image/png"/>
  <manifest:file-entry manifest:full-path="Pictures/100000010000013D000000BAB705933183B30B4A.png" manifest:media-type="image/png"/>
  <manifest:file-entry manifest:full-path="Pictures/1000000100000337000000F397DB221D57AE8643.png" manifest:media-type="image/png"/>
  <manifest:file-entry manifest:full-path="Pictures/1000000100000226000000CB5B35CEA6DD9074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automatic-styles>
    <style:style style:name="P1" style:family="paragraph" style:parent-style-name="Heading_20_1" style:list-style-name="L1">
      <style:paragraph-properties fo:margin-left="0cm" fo:margin-right="0cm" fo:margin-top="0.212cm" fo:margin-bottom="0.423cm" style:contextual-spacing="false" fo:line-height="129%" fo:text-align="justify" style:justify-single-word="false" fo:text-indent="0cm" style:auto-text-indent="false" fo:padding="0cm" fo:border="none" style:writing-mode="lr-tb"/>
      <style:text-properties fo:font-variant="normal" fo:text-transform="none" fo:color="#2e75b5" loext:opacity="100%" style:text-line-through-style="none" style:text-line-through-type="none" style:font-name="Calibri" fo:font-size="16pt" fo:font-style="normal" style:text-underline-style="none" fo:font-weight="normal" style:text-blinking="false" fo:background-color="transparent"/>
    </style:style>
    <style:style style:name="P2" style:family="paragraph" style:parent-style-name="Heading_20_1" style:list-style-name="L3">
      <loext:graphic-properties draw:fill="none" draw:fill-color="#ffffff"/>
      <style:paragraph-properties fo:margin-left="0cm" fo:margin-right="0cm" fo:margin-top="0.212cm" fo:margin-bottom="0.423cm" style:contextual-spacing="false" fo:line-height="129%" fo:text-align="justify" style:justify-single-word="false" fo:text-indent="0cm" style:auto-text-indent="false" fo:background-color="transparent" fo:padding="0cm" fo:border="none" style:writing-mode="lr-tb"/>
      <style:text-properties fo:font-variant="normal" fo:text-transform="none" fo:color="#2e75b5" loext:opacity="100%" style:text-line-through-style="none" style:text-line-through-type="none" style:font-name="Calibri" fo:font-size="16pt" fo:font-style="normal" style:text-underline-style="none" fo:font-weight="normal" style:text-blinking="false" fo:background-color="transparent"/>
    </style:style>
    <style:style style:name="P3" style:family="paragraph" style:parent-style-name="Heading_20_1" style:list-style-name="L4">
      <loext:graphic-properties draw:fill="none" draw:fill-color="#ffffff"/>
      <style:paragraph-properties fo:margin-left="0cm" fo:margin-right="0cm" fo:margin-top="0.212cm" fo:margin-bottom="0.423cm" style:contextual-spacing="false" fo:line-height="129%" fo:text-align="justify" style:justify-single-word="false" fo:text-indent="0cm" style:auto-text-indent="false" fo:background-color="transparent" fo:padding="0cm" fo:border="none" style:writing-mode="lr-tb"/>
      <style:text-properties fo:font-variant="normal" fo:text-transform="none" fo:color="#2e75b5" loext:opacity="100%" style:text-line-through-style="none" style:text-line-through-type="none" style:font-name="Calibri" fo:font-size="16pt" fo:font-style="normal" style:text-underline-style="none" fo:font-weight="normal" style:text-blinking="false" fo:background-color="transparent"/>
    </style:style>
    <style:style style:name="P4" style:family="paragraph" style:parent-style-name="Heading_20_1">
      <loext:graphic-properties draw:fill="none" draw:fill-color="#ffffff"/>
      <style:paragraph-properties fo:margin-left="0cm" fo:margin-right="0cm" fo:margin-top="0.212cm" fo:margin-bottom="0.423cm" style:contextual-spacing="false" fo:line-height="129%" fo:text-align="justify" style:justify-single-word="false" fo:text-indent="0cm" style:auto-text-indent="false" fo:background-color="transparent" fo:padding="0cm" fo:border="none" style:writing-mode="lr-tb"/>
      <style:text-properties fo:font-variant="normal" fo:text-transform="none" fo:color="#2e75b5" loext:opacity="100%" style:text-line-through-style="none" style:text-line-through-type="none" style:font-name="Calibri" fo:font-size="16pt" fo:font-style="normal" style:text-underline-style="none" fo:font-weight="normal" style:text-blinking="false" fo:background-color="transparent"/>
    </style:style>
    <style:style style:name="P5" style:family="paragraph" style:parent-style-name="Heading_20_1">
      <loext:graphic-properties draw:fill="none" draw:fill-color="#ffffff"/>
      <style:paragraph-properties fo:margin-left="0cm" fo:margin-right="0cm" fo:margin-top="0.212cm" fo:margin-bottom="0.423cm" style:contextual-spacing="false" fo:line-height="129%" fo:text-align="justify" style:justify-single-word="false" fo:text-indent="0cm" style:auto-text-indent="false" fo:background-color="transparent" fo:padding="0cm" fo:border="none" style:writing-mode="lr-tb"/>
    </style:style>
    <style:style style:name="P6" style:family="paragraph" style:parent-style-name="Heading_20_2">
      <style:paragraph-properties fo:margin-top="0.071cm" fo:margin-bottom="0cm" style:contextual-spacing="false" fo:line-height="129%" fo:text-align="justify" style:justify-single-word="false" style:writing-mode="lr-tb"/>
      <style:text-properties fo:font-variant="normal" fo:text-transform="none" fo:color="#2e75b5" loext:opacity="100%" style:text-line-through-style="none" style:text-line-through-type="none" style:font-name="Calibri" fo:font-size="13pt" fo:font-style="normal" style:text-underline-style="none" fo:font-weight="normal" style:text-blinking="false" fo:background-color="transparent"/>
    </style:style>
    <style:style style:name="P7" style:family="paragraph" style:parent-style-name="Heading_20_2">
      <style:paragraph-properties fo:margin-top="0.071cm" fo:margin-bottom="0cm" style:contextual-spacing="false" fo:line-height="129%" fo:text-align="justify" style:justify-single-word="false" style:writing-mode="lr-tb"/>
      <style:text-properties fo:font-variant="normal" fo:text-transform="none" fo:color="#2e75b5" loext:opacity="1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5" style:family="paragraph" style:parent-style-name="Text_20_body" style:list-style-name="L6">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6" style:family="paragraph" style:parent-style-name="Text_20_body" style:list-style-name="L8">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8" style:family="paragraph" style:parent-style-name="Text_20_body" style:list-style-name="L10">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9" style:family="paragraph" style:parent-style-name="Text_20_body" style:list-style-name="L1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line-height="120%" style:writing-mode="lr-tb"/>
      <style:text-properties fo:font-variant="normal" fo:text-transform="none" fo:color="#1e4e79" loext:opacity="100%" style:text-line-through-style="none" style:text-line-through-type="none" style:text-underline-style="none" style:text-blinking="false" fo:background-color="transparent"/>
    </style:style>
    <style:style style:name="P21" style:family="paragraph" style:parent-style-name="Text_20_body">
      <style:paragraph-properties fo:margin-top="0cm" fo:margin-bottom="0.282cm" style:contextual-spacing="false" fo:line-height="129%" style:writing-mode="lr-tb"/>
      <style:text-properties fo:font-variant="normal" fo:text-transform="none" fo:color="#2e75b5" loext:opacity="100%" style:text-line-through-style="none" style:text-line-through-type="none" style:font-name="Calibri" fo:font-size="11pt" fo:font-style="normal" style:text-underline-style="none" fo:font-weight="normal" style:text-blinking="false" fo:background-color="transparent"/>
    </style:style>
    <style:style style:name="P22" style:family="paragraph" style:parent-style-name="Text_20_body">
      <style:paragraph-properties fo:margin-top="0cm" fo:margin-bottom="0.282cm" style:contextual-spacing="false" fo:line-height="129%" fo:text-align="justify" style:justify-single-word="false" style:writing-mode="lr-tb"/>
      <style:text-properties fo:font-weight="normal"/>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2e75b5" loext:opacity="100%" style:text-line-through-style="none" style:text-line-through-type="none" style:font-name="Calibri" fo:font-size="16pt" fo:font-style="normal" style:text-underline-style="none" fo:font-weight="normal" style:text-blinking="false" fo:background-color="transparent" loext:char-shading-value="0"/>
    </style:style>
    <style:style style:name="T5"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1"><text:bookmark text:name="docs-internal-guid-1de8c6bd-7fff-78dc-74a2-81893cc11bb2"/>Load Balancing</text:h>
        </text:list-header>
      </text:list>
      <text:p text:style-name="P8">Razviti servis koji vrši obradu merenja pametnih brojila. Servis se sastoji od dva tipa procesa - Load Balancer (LB) i Worker (WR).  Postoji jedna instanca LB komponente koja sluša na portu 5059 i prima zahteve za računanje. Prihvaćen zahtev se prosleđuje prvom slobodnom WR. WR nakon obrade zadatka obaveštava LB da je završio sa obradom.</text:p>
      <text:p text:style-name="P9">Potrebno je izmeriti propusnost sistema sa 1-10 WR uz praćenja resursa LB mašine.</text:p>
      <text:p text:style-name="P9">LB dobija informaciju o broju WR kojima raspolaže tako što se oni prilikom startovanja registruju LB odnosno prilikom gašenja odjave.</text:p>
      <text:h text:style-name="P6" text:outline-level="2">Arhitektura servisa</text:h>
      <text:p text:style-name="P10"> </text:p>
      <text:p text:style-name="P12"><draw:frame draw:style-name="fr1" draw:name="Image1" text:anchor-type="as-char" svg:width="8.869cm" svg:height="5.99cm" draw:z-index="0"><draw:image xlink:href="Pictures/10000001000001A30000011B9533759FD352D51B.png" xlink:type="simple" xlink:show="embed" xlink:actuate="onLoad" draw:mime-type="image/png"/><svg:title>Machine generated alternative text:WRI WR2 WRn </svg:title></draw:frame></text:p>
      <text:p text:style-name="P10"> </text:p>
      <text:h text:style-name="P6" text:outline-level="2">Predloženi dizajn servisa</text:h>
      <text:p text:style-name="P10"> </text:p>
      <text:p text:style-name="P12"><draw:frame draw:style-name="fr1" draw:name="Image2" text:anchor-type="as-char" svg:width="11.134cm" svg:height="2.392cm" draw:z-index="1"><draw:image xlink:href="Pictures/100000010000020E0000007168BBFD9D8B18145D.png" xlink:type="simple" xlink:show="embed" xlink:actuate="onLoad" draw:mime-type="image/png"/><svg:title>Machine generated alternative text:Load Balancer Queue Dispatcher </svg:title></draw:frame></text:p>
      <text:p text:style-name="P10"> </text:p>
      <text:p text:style-name="P20"> </text:p>
      <text:h text:style-name="P5" text:outline-level="1"/>
      <text:h text:style-name="P4" text:outline-level="1"><text:bookmark text:name="docs-internal-guid-746fb62e-7fff-c7a7-e0ca-12f511352790"/>Publisher – Subscriber </text:h>
      <text:p text:style-name="P14">Potrebno je napraviti PubSub servis koji može da opslužuje proizvoljan broj klijenata. Servis treba da implementira sledeći interface:</text:p>
      <text:list text:style-name="L8">
        <text:list-item>
          <text:p text:style-name="P16">void Connect();</text:p>
        </text:list-item>
        <text:list-item>
          <text:p text:style-name="P16">void Subscribe(void *topic);</text:p>
        </text:list-item>
        <text:list-item>
          <text:p text:style-name="P16"><text:soft-page-break/>void Publish(void * topic, void* message)</text:p>
        </text:list-item>
        <text:list-item>
          <text:p text:style-name="P16">bool ExistTopic(void *topic)</text:p>
        </text:list-item>
        <text:list-item>
          <text:p text:style-name="P16">int numberOfSubscribers(void *topic)</text:p>
        </text:list-item>
      </text:list>
      <text:p text:style-name="Text_20_body"/>
      <text:p text:style-name="P14">Topic treba da bude proizvoljan niz karaktera. </text:p>
      <text:p text:style-name="P10"> </text:p>
      <text:h text:style-name="P6" text:outline-level="2">Arhitektura servisa</text:h>
      <text:p text:style-name="P10"> </text:p>
      <text:p text:style-name="P12"><draw:frame draw:style-name="fr1" draw:name="Image3" text:anchor-type="as-char" svg:width="6.71cm" svg:height="3.937cm" draw:z-index="2"><draw:image xlink:href="Pictures/100000010000013D000000BAB705933183B30B4A.png" xlink:type="simple" xlink:show="embed" xlink:actuate="onLoad" draw:mime-type="image/png"/><svg:title>C:\Users\MITA~1.COK\AppData\Local\Temp\msohtmlclip1\02\clip_image003.png</svg:title></draw:frame></text:p>
      <text:p text:style-name="P10"> </text:p>
      <text:h text:style-name="P6" text:outline-level="2">Predloženi dizajn servisa</text:h>
      <text:p text:style-name="P10"> </text:p>
      <text:p text:style-name="P12"><draw:frame draw:style-name="fr1" draw:name="Image4" text:anchor-type="as-char" svg:width="11.642cm" svg:height="4.297cm" draw:z-index="3"><draw:image xlink:href="Pictures/1000000100000226000000CB5B35CEA6DD907483.png" xlink:type="simple" xlink:show="embed" xlink:actuate="onLoad" draw:mime-type="image/png"/><svg:title>C:\Users\MITA~1.COK\AppData\Local\Temp\msohtmlclip1\02\clip_image004.png</svg:title></draw:frame></text:p>
      <text:p text:style-name="P10"> </text:p>
      <text:p text:style-name="P10"> </text:p>
      <text:p text:style-name="Text_20_body"><text:line-break/><text:bookmark text:name="docs-internal-guid-62192b4f-7fff-14f0-3c9f-33f1b99749df"/><text:span text:style-name="T4">Message Queueing Service</text:span></text:p>
      <text:p text:style-name="P17">Razviti servis za razmenu podataka preko redova za poruke (message queueing service). Servis treba da omogući razmenu poruka između dva računara. Prilikom startovanja servisa, na oba strane se zadaju imena izvornih redova. Kada se uspostavi veza između servisa, obe strane će razmeniti imena napravljenih redova. Servis implementira sledeći interface:</text:p>
      <text:list text:style-name="L10">
        <text:list-item>
          <text:p text:style-name="P18">SendMessage(char* queueName, void* message, int messageSize)</text:p>
        </text:list-item>
      </text:list>
      <text:p text:style-name="P10"> </text:p>
      <text:p text:style-name="P14">Servis treba da omogući pouzdan transport poruka bez perzistencije. Poruka će biti sklonjena sa reda tek kada je isporučena odredištu. </text:p>
      <text:p text:style-name="P10"> </text:p>
      <text:h text:style-name="P6" text:outline-level="2"><text:soft-page-break/>Arhitektura servisa</text:h>
      <text:p text:style-name="P12"><draw:frame draw:style-name="fr1" draw:name="Image5" text:anchor-type="as-char" svg:width="12.192cm" svg:height="3.598cm" draw:z-index="4"><draw:image xlink:href="Pictures/1000000100000337000000F3614ACB6C99A9486F.png" xlink:type="simple" xlink:show="embed" xlink:actuate="onLoad" draw:mime-type="image/png"/><svg:title>C:\Users\MITA~1.COK\AppData\Local\Temp\msohtmlclip1\02\clip_image006.png</svg:title></draw:frame></text:p>
      <text:p text:style-name="P10"> </text:p>
      <text:p text:style-name="Text_20_body"><text:span text:style-name="T5"><text:line-break/></text:span><text:bookmark text:name="docs-internal-guid-c8672601-7fff-47bd-db6d-7b34957e8896"/><text:span text:style-name="T4">Replication</text:span></text:p>
      <text:p text:style-name="P14">Potrebno je implementirati servis za replikaciju podataka. Servis implementira interface:</text:p>
      <text:list text:style-name="L12">
        <text:list-item>
          <text:p text:style-name="P19">RegisterService(int ServiceID)</text:p>
        </text:list-item>
        <text:list-item>
          <text:p text:style-name="P19">SendData(int ServiceID, void* data, int dataSize)</text:p>
        </text:list-item>
        <text:list-item>
          <text:p text:style-name="P19">Callback: void ReceiveData(void* data, int dataSize)</text:p>
        </text:list-item>
      </text:list>
      <text:p text:style-name="P11"> </text:p>
      <text:p text:style-name="P17">Servis trba da implementira asinhronu i sinhronu replikaciju. Podaci koje servis dobija na slanje treba da smešta na interni kružni red. Razmisliti kako je moguće implementirati dinamički red.</text:p>
      <text:p text:style-name="Text_20_body"/>
      <text:h text:style-name="P6" text:outline-level="2">Arhitektura servisa</text:h>
      <text:p text:style-name="P12"><draw:frame draw:style-name="fr1" draw:name="Image6" text:anchor-type="as-char" svg:width="12.192cm" svg:height="3.598cm" draw:z-index="5"><draw:image xlink:href="Pictures/1000000100000337000000F397DB221D57AE8643.png" xlink:type="simple" xlink:show="embed" xlink:actuate="onLoad" draw:mime-type="image/png"/><svg:title>C:\Users\MITA~1.COK\AppData\Local\Temp\msohtmlclip1\02\clip_image008.png</svg:title></draw:frame></text:p>
      <text:p text:style-name="P10"> </text:p>
      <text:p text:style-name="P10"> </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style:rfc-language-tag="sr-Latn-RS" fo:language="sr" fo:script="Latn" fo:country="R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8T20:55:43.550000000</dc:date>
    <meta:editing-duration>PT19M5S</meta:editing-duration>
    <meta:editing-cycles>1</meta:editing-cycles>
    <meta:document-statistic meta:table-count="0" meta:image-count="6" meta:object-count="0" meta:page-count="3" meta:paragraph-count="52" meta:word-count="288" meta:character-count="2072" meta:non-whitespace-character-count="1796"/>
    <meta:generator>LibreOffice/7.4.1.2$Windows_X86_64 LibreOffice_project/3c58a8f3a960df8bc8fd77b461821e42c061c5f0</meta:generator>
  </office:meta>
</office:document-meta>
</file>